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B90000012148506BF7171B295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018cm" svg:stroke-color="#3465a4" draw:marker-start-width="0.227cm" draw:marker-end-width="0.227cm" draw:fill-color="#92d13d" draw:textarea-horizontal-align="justify" draw:textarea-vertical-align="middle" draw:auto-grow-height="false" fo:min-height="1.488cm" fo:min-width="3.638cm" fo:padding-top="0.134cm" fo:padding-bottom="0.134cm" fo:padding-left="0.259cm" fo:padding-right="0.259cm"/>
    </style:style>
    <style:style style:name="gr2" style:family="graphic" style:parent-style-name="standard">
      <style:graphic-properties svg:stroke-width="0.018cm" svg:stroke-color="#3465a4" draw:marker-start-width="0.227cm" draw:marker-end-width="0.227cm" draw:fill-color="#92d13d" draw:textarea-horizontal-align="justify" draw:textarea-vertical-align="middle" draw:auto-grow-height="false" fo:min-height="1.646cm" fo:min-width="5.196cm" fo:padding-top="0.134cm" fo:padding-bottom="0.134cm" fo:padding-left="0.259cm" fo:padding-right="0.259cm"/>
    </style:style>
    <style:style style:name="gr3" style:family="graphic" style:parent-style-name="standard">
      <style:graphic-properties svg:stroke-width="0.018cm" svg:stroke-color="#3465a4" draw:marker-start-width="0.227cm" draw:marker-end-width="0.227cm" draw:fill-color="#92d13d" draw:textarea-horizontal-align="justify" draw:textarea-vertical-align="middle" draw:auto-grow-height="false" fo:min-height="1.646cm" fo:min-width="3.096cm" fo:padding-top="0.134cm" fo:padding-bottom="0.134cm" fo:padding-left="0.259cm" fo:padding-right="0.259cm"/>
    </style:style>
    <style:style style:name="gr4" style:family="graphic" style:parent-style-name="standard">
      <style:graphic-properties svg:stroke-width="0.018cm" svg:stroke-color="#3465a4" draw:marker-start-width="0.227cm" draw:marker-end-width="0.227cm" draw:fill-color="#92d13d" draw:textarea-horizontal-align="justify" draw:textarea-vertical-align="middle" draw:auto-grow-height="false" fo:min-height="1.646cm" fo:min-width="4.196cm" fo:padding-top="0.134cm" fo:padding-bottom="0.134cm" fo:padding-left="0.259cm" fo:padding-right="0.259cm"/>
    </style:style>
    <style:style style:name="gr5" style:family="graphic" style:parent-style-name="standard">
      <style:graphic-properties draw:textarea-horizontal-align="justify" draw:textarea-vertical-align="middle" draw:auto-grow-height="false" fo:min-height="1.408cm" fo:min-width="2.454cm" fo:wrap-option="no-wrap"/>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fill-color="#92d13d" draw:textarea-horizontal-align="justify" draw:textarea-vertical-align="middle" draw:auto-grow-height="false" fo:min-height="0.65cm" fo:min-width="7.9cm"/>
    </style:style>
    <style:style style:name="gr8" style:family="graphic" style:parent-style-name="standard">
      <style:graphic-properties draw:fill-color="#92d13d" draw:textarea-horizontal-align="justify" draw:textarea-vertical-align="middle" draw:auto-grow-height="false" fo:min-height="0.65cm" fo:min-width="9.1cm"/>
    </style:style>
    <style:style style:name="gr9"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svg:stroke-width="0.018cm" svg:stroke-color="#3465a4" draw:marker-start-width="0.227cm" draw:marker-end-width="0.227cm" draw:fill-color="#92d13d" draw:textarea-horizontal-align="justify" draw:textarea-vertical-align="middle" draw:auto-grow-height="false" fo:min-height="1.646cm" fo:min-width="4.176cm" fo:padding-top="0.134cm" fo:padding-bottom="0.134cm" fo:padding-left="0.259cm" fo:padding-right="0.259cm"/>
    </style:style>
    <style:style style:name="gr11" style:family="graphic" style:parent-style-name="standard">
      <style:graphic-properties draw:fill-color="#92d13d" draw:textarea-horizontal-align="justify" draw:textarea-vertical-align="middle" draw:auto-grow-height="false" fo:min-height="0.65cm" fo:min-width="4.6cm"/>
    </style:style>
    <style:style style:name="gr12" style:family="graphic" style:parent-style-name="standard">
      <style:graphic-properties draw:fill-color="#92d13d" draw:textarea-horizontal-align="justify" draw:textarea-vertical-align="middle" draw:auto-grow-height="false" fo:min-height="0.65cm" fo:min-width="5.5cm"/>
    </style:style>
    <style:style style:name="gr13" style:family="graphic" style:parent-style-name="standard">
      <style:graphic-properties draw:fill-color="#92d13d" draw:textarea-horizontal-align="justify" draw:textarea-vertical-align="middle" draw:auto-grow-height="false" fo:min-height="0.65cm" fo:min-width="5cm"/>
    </style:style>
    <style:style style:name="gr14" style:family="graphic" style:parent-style-name="objectwithoutfill">
      <style:graphic-properties draw:marker-start="Square" draw:marker-start-width="0.3cm" draw:marker-end="Arrow" draw:marker-end-width="0.3cm" draw:fill="none" draw:textarea-vertical-align="middle"/>
    </style:style>
    <style:style style:name="gr15" style:family="graphic" style:parent-style-name="objectwithoutfill">
      <style:graphic-properties draw:marker-start="Arrow" draw:marker-start-width="0.3cm" draw:marker-end="Arrow" draw:marker-end-width="0.3cm" draw:fill="none" draw:textarea-vertical-align="middle"/>
    </style:style>
    <style:style style:name="gr16" style:family="graphic" style:parent-style-name="objectwithoutfill">
      <style:graphic-properties draw:marker-start="Square" draw:marker-start-width="0.3cm" draw:marker-end="Square" draw:marker-end-width="0.3cm" draw:fill="none" draw:textarea-vertical-align="middle"/>
    </style:style>
    <style:style style:name="gr17" style:family="graphic" style:parent-style-name="standard">
      <style:graphic-properties draw:fill-color="#ff8080" draw:textarea-horizontal-align="justify" draw:textarea-vertical-align="middle" draw:auto-grow-height="false" fo:min-height="1.646cm" fo:min-width="4.176cm"/>
    </style:style>
    <style:style style:name="P1" style:family="paragraph">
      <style:paragraph-properties fo:text-align="center"/>
    </style:style>
    <style:style style:name="P2" style:family="paragraph">
      <loext:graphic-properties draw:fill-color="#92d13d"/>
      <style:paragraph-properties fo:text-align="center"/>
    </style:style>
    <style:style style:name="P3" style:family="paragraph">
      <loext:graphic-properties draw:fill="none"/>
      <style:paragraph-properties fo:text-align="center"/>
    </style:style>
    <style:style style:name="P4" style:family="paragraph">
      <loext:graphic-properties draw:fill-color="#92d13d"/>
      <style:paragraph-properties fo:text-align="center"/>
      <style:text-properties fo:font-size="12pt" style:font-size-asian="12pt" style:font-size-complex="12pt"/>
    </style:style>
    <style:style style:name="P5" style:family="paragraph">
      <loext:graphic-properties draw:fill-color="#ff8080"/>
      <style:paragraph-properties fo:text-align="center"/>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7" draw:id="id7" draw:layer="layout" svg:width="4.5cm" svg:height="2.1cm" svg:x="16.9cm" svg:y="8.1cm">
          <text:p text:style-name="P1"><text:span text:style-name="T1">CodeDocWsActor</text:span></text:p>
          <text:p text:style-name="P1"><text:span text:style-name="T1">(Play 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15" draw:id="id15" draw:layer="layout" svg:width="5.9cm" svg:height="2.1cm" svg:x="22.5cm" svg:y="8.1cm">
          <text:p text:style-name="P1"><text:span text:style-name="T1">CodeDocManagingActor</text:span></text:p>
          <text:p text:style-name="P1"><text:span text:style-name="T1">(Play 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6" draw:id="id16" draw:layer="layout" svg:width="3.8cm" svg:height="2.1cm" svg:x="24.7cm" svg:y="10.4cm">
          <text:p text:style-name="P1"><text:span text:style-name="T1">DataVisActor</text:span></text:p>
          <text:p text:style-name="P1"><text:span text:style-name="T1">(Play 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5" draw:id="id5" draw:layer="layout" svg:width="3.8cm" svg:height="2.1cm" svg:x="17.2cm" svg:y="10.4cm">
          <text:p text:style-name="P1"><text:span text:style-name="T1">ModelWsActor</text:span></text:p>
          <text:p text:style-name="P1"><text:span text:style-name="T1">(Play 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6" draw:id="id6" draw:layer="layout" svg:width="4.9cm" svg:height="2.1cm" svg:x="22.2cm" svg:y="12.7cm">
          <text:p text:style-name="P1"><text:span text:style-name="T1">MetaModelWsActor</text:span></text:p>
          <text:p text:style-name="P1"><text:span text:style-name="T1">(Play 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xml:id="id1" draw:id="id1" draw:layer="layout" svg:width="4.521cm" svg:height="2.556cm" svg:x="1.079cm" svg:y="4.944cm">
          <text:p text:style-name="P1">Web</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3" draw:layer="layout" draw:type="line" svg:x1="5.6cm" svg:y1="6.222cm" svg:x2="6.5cm" svg:y2="11.45cm" draw:start-shape="id1" draw:end-shape="id2" svg:d="M5600 6222l900 5228" svg:viewBox="0 0 901 5229">
          <text:p/>
        </draw:connector>
        <draw:connector draw:style-name="gr6" draw:text-style-name="P3" draw:layer="layout" draw:type="line" svg:x1="5.6cm" svg:y1="6.222cm" svg:x2="6.5cm" svg:y2="13.75cm" draw:start-shape="id1" draw:start-glue-point="1" draw:end-shape="id3" svg:d="M5600 6222l900 7528" svg:viewBox="0 0 901 7529">
          <text:p/>
        </draw:connector>
        <draw:connector draw:style-name="gr6" draw:text-style-name="P3" draw:layer="layout" draw:type="line" svg:x1="5.6cm" svg:y1="6.222cm" svg:x2="6.5cm" svg:y2="9.124cm" draw:start-shape="id1" draw:start-glue-point="1" draw:end-shape="id4" svg:d="M5600 6222l900 2902" svg:viewBox="0 0 901 2903">
          <text:p/>
        </draw:connector>
        <draw:custom-shape draw:style-name="gr7" draw:text-style-name="P4" xml:id="id2" draw:id="id2" draw:layer="layout" svg:width="8.4cm" svg:height="0.9cm" svg:x="6.5cm" svg:y="11cm">
          <text:p text:style-name="P1"><text:span text:style-name="T2">ws:///model/socket/:graphType/:instanceId</text:span></text:p>
          <draw:enhanced-geometry svg:viewBox="0 0 21600 21600" draw:type="rectangle" draw:enhanced-path="M 0 0 L 21600 0 21600 21600 0 21600 0 0 Z N"/>
        </draw:custom-shape>
        <draw:custom-shape draw:style-name="gr7" draw:text-style-name="P4" xml:id="id3" draw:id="id3" draw:layer="layout" svg:width="8.4cm" svg:height="0.9cm" svg:x="6.5cm" svg:y="13.3cm">
          <text:p text:style-name="P1"><text:span text:style-name="T2">ws:///metamodel/socket/:metaModelUuid</text:span></text:p>
          <draw:enhanced-geometry svg:viewBox="0 0 21600 21600" draw:mirror-horizontal="false" draw:mirror-vertical="false" draw:type="rectangle" draw:enhanced-path="M 0 0 L 21600 0 21600 21600 0 21600 0 0 Z N"/>
        </draw:custom-shape>
        <draw:connector draw:style-name="gr6" draw:text-style-name="P3" draw:layer="layout" draw:type="line" svg:x1="14.9cm" svg:y1="11.45cm" svg:x2="17.2cm" svg:y2="11.45cm" draw:start-shape="id2" draw:end-shape="id5" svg:d="M14900 11450h2300" svg:viewBox="0 0 2301 1">
          <text:p/>
        </draw:connector>
        <draw:connector draw:style-name="gr6" draw:text-style-name="P3" draw:layer="layout" draw:type="line" svg:x1="14.9cm" svg:y1="13.75cm" svg:x2="22.2cm" svg:y2="13.75cm" draw:start-shape="id3" draw:start-glue-point="1" draw:end-shape="id6" draw:end-glue-point="3" svg:d="M14900 13750h7300" svg:viewBox="0 0 7301 1">
          <text:p/>
        </draw:connector>
        <draw:custom-shape draw:style-name="gr8" draw:text-style-name="P4" xml:id="id4" draw:id="id4" draw:layer="layout" svg:width="9.6cm" svg:height="0.9cm" svg:x="6.5cm" svg:y="8.674cm">
          <text:p text:style-name="P1"><text:span text:style-name="T2">ws:///codeeditor/socket/:metaModelUuid/:dslType</text:span></text:p>
          <draw:enhanced-geometry svg:viewBox="0 0 21600 21600" draw:type="rectangle" draw:enhanced-path="M 0 0 L 21600 0 21600 21600 0 21600 0 0 Z N"/>
        </draw:custom-shape>
        <draw:connector draw:style-name="gr6" draw:text-style-name="P3" draw:layer="layout" draw:type="line" svg:x1="16.1cm" svg:y1="9.124cm" svg:x2="16.9cm" svg:y2="9.15cm" draw:start-shape="id4" draw:start-glue-point="1" draw:end-shape="id7" draw:end-glue-point="3" svg:d="M16100 9124l800 26" svg:viewBox="0 0 801 27">
          <text:p/>
        </draw:connector>
        <draw:frame draw:style-name="gr9" draw:text-style-name="P3" xml:id="id8" draw:id="id8" draw:layer="layout" svg:width="3.367cm" svg:height="2.4cm" svg:x="1.6cm" svg:y="1.1cm">
          <draw:image xlink:href="Pictures/10000201000001B90000012148506BF7171B2958.png" xlink:type="simple" xlink:show="embed" xlink:actuate="onLoad">
            <text:p/>
          </draw:image>
        </draw:frame>
        <draw:connector draw:style-name="gr6" draw:text-style-name="P3" draw:layer="layout" draw:type="line" svg:x1="3.283cm" svg:y1="3.5cm" svg:x2="3.339cm" svg:y2="4.944cm" draw:start-shape="id8" draw:start-glue-point="2" draw:end-shape="id1" svg:d="M3283 3500l56 1444" svg:viewBox="0 0 57 1445">
          <text:p/>
        </draw:connector>
        <draw:custom-shape draw:style-name="gr10" draw:text-style-name="P2" xml:id="id13" draw:id="id13" draw:layer="layout" svg:width="4.88cm" svg:height="2.1cm" svg:x="16.72cm" svg:y="5.8cm">
          <text:p text:style-name="P1"><text:span text:style-name="T1">DeveloperFrontend</text:span></text:p>
          <text:p text:style-name="P1"><text:span text:style-name="T1">(Backen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xml:id="id12" draw:id="id12" draw:layer="layout" svg:width="4.88cm" svg:height="2.1cm" svg:x="16.72cm" svg:y="1.2cm">
          <text:p text:style-name="P1"><text:span text:style-name="T1">GeneratorFrontend</text:span></text:p>
          <text:p text:style-name="P1"><text:span text:style-name="T1">(Backen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xml:id="id14" draw:id="id14" draw:layer="layout" svg:width="4.88cm" svg:height="2.1cm" svg:x="16.7cm" svg:y="3.5cm">
          <text:p text:style-name="P1"><text:span text:style-name="T1">UserFrontend</text:span></text:p>
          <text:p text:style-name="P1"><text:span text:style-name="T1">(Backen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xml:id="id10" draw:id="id10" draw:layer="layout" svg:width="5.1cm" svg:height="0.9cm" svg:x="6.5cm" svg:y="6.4cm">
          <text:p text:style-name="P1"><text:span text:style-name="T2">ws:///socket/developer</text:span></text:p>
          <draw:enhanced-geometry svg:viewBox="0 0 21600 21600" draw:type="rectangle" draw:enhanced-path="M 0 0 L 21600 0 21600 21600 0 21600 0 0 Z N"/>
        </draw:custom-shape>
        <draw:custom-shape draw:style-name="gr12" draw:text-style-name="P4" xml:id="id9" draw:id="id9" draw:layer="layout" svg:width="6cm" svg:height="0.9cm" svg:x="6.5cm" svg:y="1.801cm">
          <text:p text:style-name="P1"><text:span text:style-name="T2">ws:///socket/generator/:id</text:span></text:p>
          <draw:enhanced-geometry svg:viewBox="0 0 21600 21600" draw:type="rectangle" draw:enhanced-path="M 0 0 L 21600 0 21600 21600 0 21600 0 0 Z N"/>
        </draw:custom-shape>
        <draw:custom-shape draw:style-name="gr13" draw:text-style-name="P4" xml:id="id11" draw:id="id11" draw:layer="layout" svg:width="5.5cm" svg:height="0.9cm" svg:x="6.5cm" svg:y="4.1cm">
          <text:p text:style-name="P1"><text:span text:style-name="T2">ws:///socket/user/:model</text:span></text:p>
          <draw:enhanced-geometry svg:viewBox="0 0 21600 21600" draw:type="rectangle" draw:enhanced-path="M 0 0 L 21600 0 21600 21600 0 21600 0 0 Z N"/>
        </draw:custom-shape>
        <draw:connector draw:style-name="gr6" draw:text-style-name="P3" draw:layer="layout" draw:type="line" svg:x1="5.6cm" svg:y1="6.222cm" svg:x2="6.5cm" svg:y2="2.251cm" draw:start-shape="id1" draw:end-shape="id9" svg:d="M5600 6222l900-3971" svg:viewBox="0 0 901 3972">
          <text:p/>
        </draw:connector>
        <draw:connector draw:style-name="gr6" draw:text-style-name="P3" draw:layer="layout" draw:type="line" svg:x1="5.6cm" svg:y1="6.222cm" svg:x2="6.5cm" svg:y2="6.85cm" draw:start-shape="id1" draw:start-glue-point="1" draw:end-shape="id10" draw:end-glue-point="3" svg:d="M5600 6222l900 628" svg:viewBox="0 0 901 629">
          <text:p/>
        </draw:connector>
        <draw:connector draw:style-name="gr6" draw:text-style-name="P3" draw:layer="layout" draw:type="line" svg:x1="5.6cm" svg:y1="6.222cm" svg:x2="6.5cm" svg:y2="4.55cm" draw:start-shape="id1" draw:end-shape="id11" draw:end-glue-point="3" svg:d="M5600 6222l900-1672" svg:viewBox="0 0 901 1673">
          <text:p/>
        </draw:connector>
        <draw:connector draw:style-name="gr6" draw:text-style-name="P3" draw:layer="layout" draw:type="line" svg:x1="12.5cm" svg:y1="2.251cm" svg:x2="16.72cm" svg:y2="2.25cm" draw:start-shape="id9" draw:end-shape="id12" svg:d="M12500 2251l4220-1" svg:viewBox="0 0 4221 2">
          <text:p/>
        </draw:connector>
        <draw:connector draw:style-name="gr6" draw:text-style-name="P3" draw:layer="layout" draw:type="line" svg:x1="11.6cm" svg:y1="6.85cm" svg:x2="16.72cm" svg:y2="6.85cm" draw:start-shape="id10" draw:end-shape="id13" svg:d="M11600 6850h5120" svg:viewBox="0 0 5121 1">
          <text:p/>
        </draw:connector>
        <draw:connector draw:style-name="gr6" draw:text-style-name="P3" draw:layer="layout" draw:type="line" svg:x1="12cm" svg:y1="4.55cm" svg:x2="16.7cm" svg:y2="4.55cm" draw:start-shape="id11" draw:start-glue-point="1" draw:end-shape="id14" draw:end-glue-point="3" svg:d="M12000 4550h4700" svg:viewBox="0 0 4701 1">
          <text:p/>
        </draw:connector>
        <draw:connector draw:style-name="gr14" draw:text-style-name="P3" draw:layer="layout" draw:type="line" svg:x1="21.4cm" svg:y1="9.15cm" svg:x2="22.5cm" svg:y2="9.15cm" draw:start-shape="id7" draw:start-glue-point="1" draw:end-shape="id15" draw:end-glue-point="3" svg:d="M21400 9150h1100" svg:viewBox="0 0 1101 1">
          <text:p/>
        </draw:connector>
        <draw:connector draw:style-name="gr15" draw:text-style-name="P3" draw:layer="layout" draw:type="line" svg:x1="21cm" svg:y1="11.45cm" svg:x2="24.7cm" svg:y2="11.45cm" draw:start-shape="id5" draw:start-glue-point="1" draw:end-shape="id16" draw:end-glue-point="3" svg:d="M21000 11450h3700" svg:viewBox="0 0 3701 1">
          <text:p/>
        </draw:connector>
        <draw:connector draw:style-name="gr16" draw:text-style-name="P3" draw:layer="layout" svg:x1="27.1cm" svg:y1="13.75cm" svg:x2="24.65cm" svg:y2="14.8cm" draw:start-shape="id6" draw:start-glue-point="1" draw:end-shape="id6" draw:end-glue-point="2" svg:d="M27100 13750h510v1560h-2960v-510" svg:viewBox="0 0 2961 1561">
          <text:p/>
        </draw:connector>
        <draw:connector draw:style-name="gr16" draw:text-style-name="P3" draw:layer="layout" svg:x1="21cm" svg:y1="11.45cm" svg:x2="19.1cm" svg:y2="12.5cm" draw:start-shape="id5" draw:start-glue-point="1" draw:end-shape="id5" draw:end-glue-point="2" svg:d="M21000 11450h510v1560h-2410v-510" svg:viewBox="0 0 2411 1561">
          <text:p/>
        </draw:connector>
        <draw:custom-shape draw:style-name="gr17" draw:text-style-name="P5" xml:id="id17" draw:id="id17" draw:layer="layout" svg:width="4.88cm" svg:height="2.1cm" svg:x="23.02cm" svg:y="3.5cm">
          <text:p text:style-name="P1"><text:span text:style-name="T1">Mediator</text:span></text:p>
          <text:p text:style-name="P1"><text:span text:style-name="T1">(Develop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svg:x1="21.6cm" svg:y1="2.25cm" svg:x2="23.02cm" svg:y2="4.55cm" draw:start-shape="id12" draw:start-glue-point="1" draw:end-shape="id17" draw:end-glue-point="3" svg:d="M21600 2250h715v2300h705" svg:viewBox="0 0 1421 2301">
          <text:p/>
        </draw:connector>
        <draw:connector draw:style-name="gr6" draw:text-style-name="P3" draw:layer="layout" svg:x1="21.58cm" svg:y1="4.55cm" svg:x2="23.02cm" svg:y2="4.55cm" draw:start-shape="id14" draw:start-glue-point="1" draw:end-shape="id17" svg:d="M21580 4550h1440" svg:viewBox="0 0 1441 1">
          <text:p/>
        </draw:connector>
        <draw:connector draw:style-name="gr6" draw:text-style-name="P3" draw:layer="layout" svg:x1="21.6cm" svg:y1="6.85cm" svg:x2="23.02cm" svg:y2="4.55cm" draw:start-shape="id13" draw:start-glue-point="1" draw:end-shape="id17" svg:d="M21600 6850h715v-2300h705" svg:viewBox="0 0 1421 23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7T16:19:04.583152768</meta:creation-date>
    <dc:date>2018-02-22T04:06:55.974905024</dc:date>
    <meta:editing-duration>PT7H24M44S</meta:editing-duration>
    <meta:editing-cycles>13</meta:editing-cycles>
    <meta:generator>LibreOffice/5.1.6.2$Linux_X86_64 LibreOffice_project/10m0$Build-2</meta:generator>
    <meta:document-statistic meta:object-count="37"/>
  </office:meta>
</office:document-meta>
</file>